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C000001731885EFDB88048739.png" manifest:media-type="image/png"/>
  <manifest:file-entry manifest:full-path="Pictures/10000201000006C1000001934575145CF25FAFA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Arial1" svg:font-family="Arial" style:font-family-generic="swiss"/>
    <style:font-face style:name="DejaVu Sans Mono" svg:font-family="'DejaVu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Verdana" svg:font-family="Verdana" style:font-family-generic="roman" style:font-pitch="variable"/>
    <style:font-face style:name="Bitstream Vera Sans1" svg:font-family="'Bitstream Vera Sans'" style:font-family-generic="swiss" style:font-pitch="variable"/>
    <style:font-face style:name="Bitstream Vera Sans2" svg:font-family="'Bitstream Vera Sans'" style:font-adornments="Book"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Helvetica" svg:font-family="Helvetica" style:font-family-generic="swiss" style:font-pitch="variable"/>
    <style:font-face style:name="Tahoma" svg:font-family="Tahoma, Lucidasans, 'Lucida Sans', 'Arial Unicode M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Bitstream Vera Sans3" svg:font-family="'Bitstream Vera Sans'" style:font-family-generic="system" style:font-pitch="variable"/>
    <style:font-face style:name="Verdana1" svg:font-family="Verdana" style:font-family-generic="system" style:font-pitch="variable"/>
  </office:font-face-decls>
  <office:automatic-styles>
    <style:style style:name="Table2" style:family="table">
      <style:table-properties style:width="17.009cm" fo:margin-left="0cm" fo:margin-right="-0.007cm" table:align="margins"/>
    </style:style>
    <style:style style:name="Table2.A" style:family="table-column">
      <style:table-column-properties style:column-width="5.313cm" style:rel-column-width="20472*"/>
    </style:style>
    <style:style style:name="Table2.B" style:family="table-column">
      <style:table-column-properties style:column-width="11.696cm" style:rel-column-width="45063*"/>
    </style:style>
    <style:style style:name="Table2.A1" style:family="table-cell">
      <style:table-cell-properties fo:background-color="#ffffcc" fo:padding="0.097cm" fo:border="0.05pt solid #000000">
        <style:background-image/>
      </style:table-cell-properties>
    </style:style>
    <style:style style:name="Table2.A2" style:family="table-cell">
      <style:table-cell-properties fo:padding="0.097cm" fo:border-left="0.05pt solid #000000" fo:border-right="none" fo:border-top="0.05pt solid #000000" fo:border-bottom="0.05pt solid #000000"/>
    </style:style>
    <style:style style:name="Table2.B2"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contact" style:family="table">
      <style:table-properties style:width="17.002cm" table:align="margins" style:may-break-between-rows="false"/>
    </style:style>
    <style:style style:name="contact.A" style:family="table-column">
      <style:table-column-properties style:column-width="8.5cm" style:rel-column-width="32767*"/>
    </style:style>
    <style:style style:name="contact.B" style:family="table-column">
      <style:table-column-properties style:column-width="8.502cm" style:rel-column-width="32768*"/>
    </style:style>
    <style:style style:name="contact.A1" style:family="table-cell">
      <style:table-cell-properties fo:background-color="#ffffcc" fo:padding="0.097cm" fo:border-left="0.05pt solid #000000" fo:border-right="none" fo:border-top="0.05pt solid #000000" fo:border-bottom="0.05pt solid #000000">
        <style:background-image/>
      </style:table-cell-properties>
    </style:style>
    <style:style style:name="contact.B1" style:family="table-cell">
      <style:table-cell-properties fo:background-color="#ffffcc" fo:padding="0.097cm" fo:border="0.05pt solid #000000">
        <style:background-image/>
      </style:table-cell-properties>
    </style:style>
    <style:style style:name="contact.A2" style:family="table-cell">
      <style:table-cell-properties fo:padding="0.097cm" fo:border-left="0.05pt solid #000000" fo:border-right="none" fo:border-top="none" fo:border-bottom="0.05pt solid #000000"/>
    </style:style>
    <style:style style:name="contac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fo:text-align="justify" style:justify-single-word="false" fo:orphans="0" fo:widows="0"/>
      <style:text-properties fo:color="#000000" style:font-name="Verdana" fo:font-size="8pt" fo:font-weight="normal" officeooo:paragraph-rsid="0006c02e" style:font-name-asian="Verdana1" style:font-size-asian="8pt" style:font-weight-asian="normal" style:font-name-complex="Verdana1" style:font-size-complex="8pt"/>
    </style:style>
    <style:style style:name="P3" style:family="paragraph" style:parent-style-name="Standard">
      <style:paragraph-properties fo:margin-top="0cm" fo:margin-bottom="0cm" loext:contextual-spacing="false" fo:line-height="100%" fo:text-align="justify" style:justify-single-word="false" fo:orphans="0" fo:widows="0"/>
      <style:text-properties fo:color="#000000" style:font-name="Verdana" fo:font-size="8pt" fo:font-weight="normal" officeooo:rsid="0006c02e" officeooo:paragraph-rsid="0006c02e" style:font-name-asian="Verdana1" style:font-size-asian="8pt" style:font-weight-asian="normal" style:font-name-complex="Verdana1" style:font-size-complex="8pt"/>
    </style:style>
    <style:style style:name="P4" style:family="paragraph" style:parent-style-name="Standard">
      <style:paragraph-properties fo:margin-top="0cm" fo:margin-bottom="0cm" loext:contextual-spacing="false" fo:line-height="100%" fo:text-align="justify" style:justify-single-word="false" fo:orphans="0" fo:widows="0"/>
      <style:text-properties style:font-name="Verdana" fo:font-size="8pt" officeooo:paragraph-rsid="0006c02e" style:font-name-asian="Verdana1" style:font-size-asian="8pt" style:font-name-complex="Verdana1" style:font-size-complex="8pt"/>
    </style:style>
    <style:style style:name="P5" style:family="paragraph" style:parent-style-name="Standard">
      <style:paragraph-properties fo:margin-top="0cm" fo:margin-bottom="0cm" loext:contextual-spacing="false" fo:line-height="100%" fo:text-align="justify" style:justify-single-word="false" fo:orphans="0" fo:widows="0"/>
      <style:text-properties officeooo:paragraph-rsid="0006c02e"/>
    </style:style>
    <style:style style:name="P6" style:family="paragraph" style:parent-style-name="Standard" style:list-style-name="WWNum2">
      <style:paragraph-properties fo:margin-left="1.27cm" fo:margin-right="0cm" fo:margin-top="0cm" fo:margin-bottom="0.212cm" loext:contextual-spacing="false" fo:line-height="100%" fo:orphans="0" fo:widows="0" fo:text-indent="-0.635cm" style:auto-text-indent="false">
        <style:tab-stops>
          <style:tab-stop style:position="0cm"/>
        </style:tab-stops>
      </style:paragraph-properties>
      <style:text-properties officeooo:paragraph-rsid="000955f3"/>
    </style:style>
    <style:style style:name="P7" style:family="paragraph" style:parent-style-name="Standard" style:list-style-name="WWNum2">
      <style:paragraph-properties fo:margin-left="1.27cm" fo:margin-right="0cm" fo:margin-top="0cm" fo:margin-bottom="0.212cm" loext:contextual-spacing="false" fo:line-height="100%" fo:orphans="0" fo:widows="0" fo:text-indent="-0.635cm" style:auto-text-indent="false">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0955f3" style:font-name-asian="Arial2" style:font-size-asian="10.5pt" style:font-style-asian="normal" style:font-weight-asian="normal" style:font-name-complex="Arial2" style:font-size-complex="10.5pt"/>
    </style:style>
    <style:style style:name="P8" style:family="paragraph" style:parent-style-name="Standard" style:list-style-name="WWNum2">
      <style:paragraph-properties fo:margin-left="1.27cm" fo:margin-right="0cm" fo:margin-top="0cm" fo:margin-bottom="0cm" loext:contextual-spacing="true" fo:line-height="150%" fo:orphans="0" fo:widows="0" fo:text-indent="-0.635cm" style:auto-text-indent="false">
        <style:tab-stops>
          <style:tab-stop style:position="0cm"/>
        </style:tab-stops>
      </style:paragraph-properties>
      <style:text-properties style:font-name="Arial" fo:font-size="10.5pt" officeooo:paragraph-rsid="000955f3" style:font-name-asian="Arial2" style:font-size-asian="10.5pt" style:font-name-complex="Arial2" style:font-size-complex="10.5pt"/>
    </style:style>
    <style:style style:name="P9" style:family="paragraph" style:parent-style-name="Standard" style:list-style-name="WWNum2">
      <style:paragraph-properties fo:margin-left="1.905cm" fo:margin-right="0cm" fo:margin-top="0cm" fo:margin-bottom="0cm" loext:contextual-spacing="true" fo:line-height="138%" fo:orphans="0" fo:widows="0" fo:text-indent="-0.635cm" style:auto-text-indent="false">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0955f3" style:font-name-asian="Arial2" style:font-size-asian="10.5pt" style:font-style-asian="normal" style:font-weight-asian="normal" style:font-name-complex="Arial2" style:font-size-complex="10.5pt"/>
    </style:style>
    <style:style style:name="P10" style:family="paragraph" style:parent-style-name="Standard" style:list-style-name="WWNum2">
      <style:paragraph-properties fo:margin-left="1.905cm" fo:margin-right="0cm" fo:margin-top="0cm" fo:margin-bottom="0.212cm" loext:contextual-spacing="false" fo:line-height="100%" fo:text-align="start" style:justify-single-word="false" fo:keep-together="auto" fo:orphans="0" fo:widows="0" fo:text-indent="-0.635cm" style:auto-text-indent="false" fo:keep-with-next="auto">
        <style:tab-stops>
          <style:tab-stop style:position="0cm"/>
        </style:tab-stops>
      </style:paragraph-properties>
      <style:text-properties style:font-name="Arial" fo:font-size="10.5pt" officeooo:paragraph-rsid="000955f3" style:font-name-asian="Arial2" style:font-size-asian="10.5pt" style:font-name-complex="Arial2" style:font-size-complex="10.5pt"/>
    </style:style>
    <style:style style:name="P11" style:family="paragraph" style:parent-style-name="Standard" style:list-style-name="WWNum2">
      <style:paragraph-properties fo:margin-left="1.905cm" fo:margin-right="0cm" fo:margin-top="0cm" fo:margin-bottom="0.212cm" loext:contextual-spacing="false" fo:line-height="100%" fo:text-align="start" style:justify-single-word="false" fo:orphans="0" fo:widows="0" fo:text-indent="-0.635cm" style:auto-text-indent="false">
        <style:tab-stops>
          <style:tab-stop style:position="0cm"/>
        </style:tab-stops>
      </style:paragraph-properties>
      <style:text-properties style:font-name="Arial" fo:font-size="10.5pt" officeooo:rsid="000a4096" officeooo:paragraph-rsid="000a4096" style:font-name-asian="Arial2" style:font-size-asian="10.5pt" style:font-name-complex="Arial2" style:font-size-complex="10.5pt"/>
    </style:style>
    <style:style style:name="P12" style:family="paragraph" style:parent-style-name="Standard" style:list-style-name="WWNum2">
      <style:paragraph-properties fo:margin-left="1.905cm" fo:margin-right="0cm" fo:margin-top="0cm" fo:margin-bottom="0.212cm" loext:contextual-spacing="false" fo:line-height="100%" fo:text-align="start" style:justify-single-word="false" fo:orphans="0" fo:widows="0" fo:text-indent="-0.635cm" style:auto-text-indent="false">
        <style:tab-stops>
          <style:tab-stop style:position="0cm"/>
        </style:tab-stops>
      </style:paragraph-properties>
      <style:text-properties officeooo:paragraph-rsid="000a4096"/>
    </style:style>
    <style:style style:name="P13" style:family="paragraph" style:parent-style-name="Standard" style:list-style-name="WWNum2">
      <style:paragraph-properties fo:margin-left="1.905cm" fo:margin-right="0cm" fo:margin-top="0cm" fo:margin-bottom="0.212cm" loext:contextual-spacing="false" fo:line-height="100%" fo:orphans="0" fo:widows="0" fo:text-indent="-0.635cm" style:auto-text-indent="false">
        <style:tab-stops>
          <style:tab-stop style:position="0cm"/>
        </style:tab-stops>
      </style:paragraph-properties>
      <style:text-properties officeooo:paragraph-rsid="000955f3"/>
    </style:style>
    <style:style style:name="P14" style:family="paragraph" style:parent-style-name="Standard" style:list-style-name="WWNum2">
      <style:paragraph-properties fo:margin-left="1.905cm" fo:margin-right="0cm" fo:margin-top="0cm" fo:margin-bottom="0.212cm" loext:contextual-spacing="false" fo:line-height="100%" fo:orphans="0" fo:widows="0" fo:text-indent="-0.635cm" style:auto-text-indent="false">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0955f3" style:font-name-asian="Arial2" style:font-size-asian="10.5pt" style:font-style-asian="normal" style:font-weight-asian="normal" style:font-name-complex="Arial2" style:font-size-complex="10.5pt"/>
    </style:style>
    <style:style style:name="P15" style:family="paragraph" style:parent-style-name="Standard" style:list-style-name="WWNum2">
      <style:paragraph-properties fo:margin-left="1.905cm" fo:margin-right="0cm" fo:margin-top="0cm" fo:margin-bottom="0.212cm" loext:contextual-spacing="false" fo:line-height="100%" fo:orphans="0" fo:widows="0" fo:text-indent="-0.635cm" style:auto-text-indent="false">
        <style:tab-stops>
          <style:tab-stop style:position="0cm"/>
        </style:tab-stops>
      </style:paragraph-properties>
      <style:text-properties fo:font-variant="normal" fo:text-transform="none" fo:color="#000000" style:text-line-through-style="none" style:text-line-through-type="none" style:font-name="Arial Unicode MS" fo:font-size="10.5pt" fo:font-style="normal" style:text-underline-style="none" fo:font-weight="normal" officeooo:paragraph-rsid="000955f3" style:font-name-asian="Arial Unicode MS1" style:font-size-asian="10.5pt" style:font-style-asian="normal" style:font-weight-asian="normal" style:font-name-complex="Arial Unicode MS1" style:font-size-complex="10.5pt"/>
    </style:style>
    <style:style style:name="P16" style:family="paragraph" style:parent-style-name="Standard" style:list-style-name="WWNum2">
      <style:paragraph-properties fo:margin-left="2.54cm" fo:margin-right="0cm" fo:margin-top="0cm" fo:margin-bottom="0cm" loext:contextual-spacing="true" fo:line-height="138%" fo:orphans="0" fo:widows="0" fo:text-indent="-0.635cm" style:auto-text-indent="false">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0955f3" style:font-name-asian="Arial2" style:font-size-asian="10.5pt" style:font-style-asian="normal" style:font-weight-asian="normal" style:font-name-complex="Arial2" style:font-size-complex="10.5pt"/>
    </style:style>
    <style:style style:name="P17" style:family="paragraph" style:parent-style-name="Standard" style:list-style-name="WWNum2">
      <style:paragraph-properties fo:margin-left="2.54cm" fo:margin-right="0cm" fo:margin-top="0cm" fo:margin-bottom="0.212cm" loext:contextual-spacing="false" fo:line-height="100%" fo:text-align="start" style:justify-single-word="false" fo:keep-together="auto" fo:orphans="0" fo:widows="0" fo:text-indent="-0.635cm" style:auto-text-indent="false" fo:keep-with-next="auto">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paragraph-rsid="000955f3" style:font-name-asian="Arial2" style:font-size-asian="10.5pt" style:font-style-asian="normal" style:font-weight-asian="normal" style:font-name-complex="Arial2" style:font-size-complex="10.5pt"/>
    </style:style>
    <style:style style:name="P18" style:family="paragraph" style:parent-style-name="Standard" style:list-style-name="WWNum2">
      <style:paragraph-properties fo:margin-left="2.54cm" fo:margin-right="0cm" fo:margin-top="0cm" fo:margin-bottom="0.212cm" loext:contextual-spacing="false" fo:line-height="100%" fo:text-align="start" style:justify-single-word="false" fo:orphans="0" fo:widows="0" fo:text-indent="-0.635cm" style:auto-text-indent="false">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rsid="000f130d" officeooo:paragraph-rsid="000f130d" style:font-name-asian="Arial2" style:font-size-asian="10.5pt" style:font-style-asian="normal" style:font-weight-asian="normal" style:font-name-complex="Arial2" style:font-size-complex="10.5pt"/>
    </style:style>
    <style:style style:name="P19" style:family="paragraph" style:parent-style-name="Standard" style:list-style-name="WWNum2">
      <style:paragraph-properties fo:margin-top="0cm" fo:margin-bottom="0.212cm" loext:contextual-spacing="false" fo:line-height="100%" fo:text-align="start" style:justify-single-word="false" fo:keep-together="auto" fo:orphans="0" fo:widows="0" fo:keep-with-next="auto">
        <style:tab-stops>
          <style:tab-stop style:position="0cm"/>
        </style:tab-stops>
      </style:paragraph-properties>
      <style:text-properties style:font-name="Arial" fo:font-size="10.5pt" officeooo:paragraph-rsid="000a4096" style:font-name-asian="Arial2" style:font-size-asian="10.5pt" style:font-name-complex="Arial2" style:font-size-complex="10.5pt"/>
    </style:style>
    <style:style style:name="P20" style:family="paragraph" style:parent-style-name="Standard" style:list-style-name="WWNum2">
      <style:paragraph-properties fo:margin-top="0cm" fo:margin-bottom="0.212cm" loext:contextual-spacing="false" fo:line-height="100%" fo:text-align="start" style:justify-single-word="false" fo:keep-together="auto" fo:orphans="0" fo:widows="0" fo:keep-with-next="auto">
        <style:tab-stops>
          <style:tab-stop style:position="0cm"/>
        </style:tab-stops>
      </style:paragraph-properties>
      <style:text-properties fo:font-variant="normal" fo:text-transform="none" fo:color="#000000" style:text-line-through-style="none" style:text-line-through-type="none" style:font-name="Arial" fo:font-size="10.5pt" fo:font-style="normal" style:text-underline-style="none" fo:font-weight="normal" officeooo:rsid="000a4096" officeooo:paragraph-rsid="000f130d" style:font-name-asian="Arial2" style:font-size-asian="10.5pt" style:font-style-asian="normal" style:font-weight-asian="normal" style:font-name-complex="Arial2" style:font-size-complex="10.5pt"/>
    </style:style>
    <style:style style:name="P21" style:family="paragraph" style:parent-style-name="text">
      <style:text-properties officeooo:paragraph-rsid="000eb6d0"/>
    </style:style>
    <style:style style:name="T1" style:family="text">
      <style:text-properties style:font-name="Bitstream Vera Sans2" style:font-name-asian="Bitstream Vera Sans2" style:font-name-complex="Bitstream Vera Sans2"/>
    </style:style>
    <style:style style:name="T2" style:family="text">
      <style:text-properties officeooo:rsid="00057127"/>
    </style:style>
    <style:style style:name="T3" style:family="text">
      <style:text-properties style:font-name="Verdana" fo:font-size="8pt" style:font-name-asian="Verdana1" style:font-size-asian="8pt" style:font-name-complex="Verdana1" style:font-size-complex="8pt"/>
    </style:style>
    <style:style style:name="T4" style:family="text">
      <style:text-properties style:font-name="Verdana" fo:font-size="10pt" style:font-name-asian="Verdana1" style:font-size-asian="10pt" style:font-name-complex="Verdana1" style:font-size-complex="10pt"/>
    </style:style>
    <style:style style:name="T5" style:family="text">
      <style:text-properties fo:color="#000000" style:font-name="Verdana" fo:font-size="8pt" fo:font-weight="normal" style:font-name-asian="Verdana1" style:font-size-asian="8pt" style:font-weight-asian="normal" style:font-name-complex="Verdana1" style:font-size-complex="8pt"/>
    </style:style>
    <style:style style:name="T6" style:family="text">
      <style:text-properties fo:color="#000000" style:font-name="Verdana" fo:font-size="10pt" fo:font-weight="normal" style:font-name-asian="Verdana1" style:font-size-asian="10pt" style:font-weight-asian="normal" style:font-name-complex="Verdana1" style:font-size-complex="10pt"/>
    </style:style>
    <style:style style:name="T7" style:family="text">
      <style:text-properties fo:color="#000000" style:font-name="Verdana" fo:font-size="10pt" fo:font-weight="normal" officeooo:rsid="000a4096" style:font-name-asian="Verdana1" style:font-size-asian="10pt" style:font-weight-asian="normal" style:font-name-complex="Verdana1" style:font-size-complex="10pt"/>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9"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10" style:family="text">
      <style:text-properties style:font-name="Arial" fo:font-size="10.5pt" style:font-name-asian="Arial2" style:font-size-asian="10.5pt" style:font-name-complex="Arial2" style:font-size-complex="10.5pt"/>
    </style:style>
    <style:style style:name="T11" style:family="text">
      <style:text-properties style:font-name="Arial" fo:font-size="10.5pt" officeooo:rsid="000a4096" style:font-name-asian="Arial2" style:font-size-asian="10.5pt" style:font-name-complex="Arial2" style:font-size-complex="10.5pt"/>
    </style:style>
    <style:style style:name="T12" style:family="text">
      <style:text-properties style:font-name="Arial" fo:font-size="10.5pt" officeooo:rsid="000aa2eb" style:font-name-asian="Arial2" style:font-size-asian="10.5pt" style:font-name-complex="Arial2" style:font-size-complex="10.5pt"/>
    </style:style>
    <style:style style:name="T13" style:family="text">
      <style:text-properties officeooo:rsid="000d48c0"/>
    </style:style>
    <style:style style:name="T14" style:family="text">
      <style:text-properties officeooo:rsid="000eb6d0"/>
    </style:style>
    <style:style style:name="T15" style:family="text">
      <style:text-properties officeooo:rsid="000f130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_5f_title">Customer Requirements Specification</text:p>
      <text:p text:style-name="title_5f_title">(Lastenheft)</text:p>
      <text:p text:style-name="title_5f_subject"/>
      <table:table table:name="Table2" table:style-name="Table2">
        <table:table-column table:style-name="Table2.A"/>
        <table:table-column table:style-name="Table2.B"/>
        <table:table-row>
          <table:table-cell table:style-name="Table2.A1" table:number-columns-spanned="2" office:value-type="string">
            <text:p text:style-name="table_5f_heading">Project</text:p>
          </table:table-cell>
          <table:covered-table-cell/>
        </table:table-row>
        <table:table-row>
          <table:table-cell table:style-name="Table2.A2" office:value-type="string">
            <text:p text:style-name="table_5f_text">Name</text:p>
          </table:table-cell>
          <table:table-cell table:style-name="Table2.B2" office:value-type="string">
            <text:p text:style-name="P2">Ideen-Website</text:p>
          </table:table-cell>
        </table:table-row>
        <table:table-row>
          <table:table-cell table:style-name="Table2.A7" office:value-type="string">
            <text:p text:style-name="table_5f_text">Portal (Sourceforge etc.)</text:p>
          </table:table-cell>
          <table:table-cell table:style-name="Table2.B7" office:value-type="string">
            <text:p text:style-name="P4">GitHub</text:p>
          </table:table-cell>
        </table:table-row>
        <table:table-row>
          <table:table-cell table:style-name="Table2.A7" office:value-type="string">
            <text:p text:style-name="table_5f_text">Technologies (Language etc.)</text:p>
          </table:table-cell>
          <table:table-cell table:style-name="Table2.B7" office:value-type="string">
            <text:p text:style-name="P5"><text:span text:style-name="T3">HTML, CSS, </text:span><text:span text:style-name="T5">JavaScript, Java</text:span></text:p>
          </table:table-cell>
        </table:table-row>
        <table:table-row>
          <table:table-cell table:style-name="Table2.A7" office:value-type="string">
            <text:p text:style-name="table_5f_text">Persistence (DBMS, XML etc.)</text:p>
          </table:table-cell>
          <table:table-cell table:style-name="Table2.B7" office:value-type="string">
            <text:p text:style-name="P4">NoSQL</text:p>
          </table:table-cell>
        </table:table-row>
        <table:table-row>
          <table:table-cell table:style-name="Table2.A7" office:value-type="string">
            <text:p text:style-name="table_5f_text">Copyright</text:p>
          </table:table-cell>
          <table:table-cell table:style-name="Table2.B7" office:value-type="string">
            <text:p text:style-name="table_5f_text">Held by the developer of the corresponding module</text:p>
          </table:table-cell>
        </table:table-row>
        <table:table-row>
          <table:table-cell table:style-name="Table2.A7" office:value-type="string">
            <text:p text:style-name="table_5f_text">Licence (GNU GPL, FDL, BSD etc.)</text:p>
          </table:table-cell>
          <table:table-cell table:style-name="Table2.B7" office:value-type="string">
            <text:p text:style-name="table_5f_text">BSD 3-clause Clear License </text:p>
          </table:table-cell>
        </table:table-row>
      </table:table>
      <text:h text:style-name="heading_5f_1" text:outline-level="1">Objective (Zielstellung)</text:h>
      <text:p text:style-name="P21"><text:span text:style-name="T14">Ziel des Projekts ist eine Webseite, auf der jeder seine Ideen jeglicher Art veröffentlichen kann. Die Ideen sollen von anderen bewertet und kommentiert werden können. Potentiell interessierte Umsetzer können die Ideengeber kontaktieren.</text:span></text:p>
      <text:h text:style-name="heading_5f_1" text:outline-level="1">Requirements (Anforderungen)</text:h>
      <text:list xml:id="list2652541584929995132" text:style-name="WWNum2">
        <text:list-item>
          <text:p text:style-name="P6"><text:span text:style-name="T8">Nutze</text:span><text:span text:style-name="T10">rtypen:</text:span></text:p>
          <text:list>
            <text:list-item>
              <text:p text:style-name="P9">Ideengeber:</text:p>
              <text:list>
                <text:list-item>
                  <text:p text:style-name="P16">kann seine Ideen veröffentlichen (Name, Kurzbeschreibung, Langbeschreibung)</text:p>
                </text:list-item>
              </text:list>
            </text:list-item>
          </text:list>
        </text:list-item>
        <text:list-item>
          <text:p text:style-name="P20"><text:span text:style-name="T10">Kontaktmöglichkeit </text:span><text:span text:style-name="T15">bei Bedarf</text:span><text:span text:style-name="T10"> bereitstellen</text:span></text:p>
          <text:list>
            <text:list-item>
              <text:p text:style-name="P10">Unternehmer/Follower/Umsetzer:</text:p>
              <text:list>
                <text:list-item>
                  <text:p text:style-name="P17">können Interesse an einzelnen Ideen bekunden</text:p>
                </text:list-item>
                <text:list-item>
                  <text:p text:style-name="P18">können Ideen in einer Liste speichern und verfolgen</text:p>
                </text:list-item>
              </text:list>
            </text:list-item>
            <text:list-item>
              <text:p text:style-name="P10">Bewerter:</text:p>
            </text:list-item>
          </text:list>
        </text:list-item>
        <text:list-item>
          <text:p text:style-name="P19"><text:span text:style-name="T9">Bewertung der Ideen anhand ihrer Langbeschreibun</text:span>g</text:p>
          <text:list>
            <text:list-item>
              <text:p text:style-name="P11">nur eine Rolle <text:span text:style-name="T13">(Ideengeber) mit eigenen Rechten zur Verwaltung der eigenen Ideen</text:span></text:p>
            </text:list-item>
            <text:list-item>
              <text:p text:style-name="P12"><text:span text:style-name="T11">Authentifizierung durch Login → Registrierung notwendi</text:span><text:span text:style-name="T12">g</text:span><text:span text:style-name="T10"> <text:s text:c="12"/></text:span></text:p>
            </text:list-item>
          </text:list>
        </text:list-item>
        <text:list-item>
          <text:p text:style-name="P7"><text:bookmark text:name="30j0zll"/>Präsentation der Ideen:</text:p>
          <text:list>
            <text:list-item>
              <text:p text:style-name="P14">werden in Kategorien eingeordnet</text:p>
            </text:list-item>
            <text:list-item>
              <text:p text:style-name="P14">Anzeige der Ideen in den Gruppen “hot (besonders gut bewertet), fresh (neu), trending (relativ neu aber auf dem Weg nach oben)</text:p>
            </text:list-item>
            <text:list-item>
              <text:p text:style-name="P13"><text:span text:style-name="T8">Bewertung</text:span><text:span text:style-name="T10"> der Idee (Like-Button)</text:span></text:p>
            </text:list-item>
          </text:list>
        </text:list-item>
        <text:list-item>
          <text:p text:style-name="P7">Eingabe der Idee:</text:p>
          <text:list>
            <text:list-item>
              <text:p text:style-name="P14">Ideen können gelöscht werden</text:p>
            </text:list-item>
            <text:list-item>
              <text:p text:style-name="P15">können verändert werden, solange sie nicht veröffentlicht sind → Schutz vor Missbrauch von hoch bewerteten Ideen</text:p>
            </text:list-item>
          </text:list>
        </text:list-item>
        <text:list-item>
          <text:p text:style-name="P7">Datenverwaltung (Back-end)</text:p>
        </text:list-item>
        <text:list-item>
          <text:p text:style-name="P8">Internationalisierung und Lokalisation: Englisch, Deutsch</text:p>
        </text:list-item>
      </text:list>
      <text:h text:style-name="heading_5f_1" text:outline-level="1"><text:soft-page-break/>Contact (Kontaktinformationen)</text:h>
      <table:table table:name="contact" table:style-name="contact">
        <table:table-column table:style-name="contact.A"/>
        <table:table-column table:style-name="contact.B"/>
        <table:table-row>
          <table:table-cell table:style-name="contact.A1" office:value-type="string">
            <text:p text:style-name="table_5f_heading">Principal</text:p>
          </table:table-cell>
          <table:table-cell table:style-name="contact.B1" office:value-type="string">
            <text:p text:style-name="table_5f_heading">Contractor</text:p>
          </table:table-cell>
        </table:table-row>
        <table:table-row>
          <table:table-cell table:style-name="contact.A2" office:value-type="string">
            <text:p text:style-name="table_5f_text"><text:span text:style-name="T2">Prof. </text:span>Dr.-Ing. Christian Heller</text:p>
            <text:p text:style-name="table_5f_text">Berufsakademie Sachsen</text:p>
            <text:p text:style-name="table_5f_text">Staatliche Studienakademie Leipzig</text:p>
            <text:p text:style-name="table_5f_text">Schönauer Straße 113 a</text:p>
            <text:p text:style-name="table_5f_text">04207 Leipzig</text:p>
            <text:p text:style-name="table_5f_text">fon: +49-341-42743-415</text:p>
            <text:p text:style-name="table_5f_text">fax: +49-341-42743-331</text:p>
            <text:p text:style-name="table_5f_text">christian.heller@ba-leipzig.de</text:p>
          </table:table-cell>
          <table:table-cell table:style-name="contact.B2" office:value-type="string">
            <text:p text:style-name="P2">Georg Andrássy</text:p>
            <text:p text:style-name="P2">Florian Aurich</text:p>
            <text:p text:style-name="P2">Roland Knobloch</text:p>
            <text:p text:style-name="P2">Stefan Lerm</text:p>
            <text:p text:style-name="P2">Angela Stöckert</text:p>
            <text:p text:style-name="P3">André Nold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Arial1" svg:font-family="Arial" style:font-family-generic="swiss"/>
    <style:font-face style:name="DejaVu Sans Mono" svg:font-family="'DejaVu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Verdana" svg:font-family="Verdana" style:font-family-generic="roman" style:font-pitch="variable"/>
    <style:font-face style:name="Bitstream Vera Sans1" svg:font-family="'Bitstream Vera Sans'" style:font-family-generic="swiss" style:font-pitch="variable"/>
    <style:font-face style:name="Bitstream Vera Sans2" svg:font-family="'Bitstream Vera Sans'" style:font-adornments="Book"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Helvetica" svg:font-family="Helvetica" style:font-family-generic="swiss" style:font-pitch="variable"/>
    <style:font-face style:name="Tahoma" svg:font-family="Tahoma, Lucidasans, 'Lucida Sans', 'Arial Unicode M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Bitstream Vera Sans3" svg:font-family="'Bitstream Vera Sans'" style:font-family-generic="system" style:font-pitch="variable"/>
    <style:font-face style:name="Verdana1"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3" style:font-size-asian="12pt" style:language-asian="en" style:country-asian="GB" style:font-name-complex="Bitstream Vera Sans3"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3" style:font-size-asian="12pt" style:language-asian="en" style:country-asian="GB" style:font-name-complex="Bitstream Vera Sans3"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3" style:font-family-asian="'Bitstream Vera Sans'" style:font-family-generic-asian="system" style:font-pitch-asian="variable" style:font-size-asian="14pt" style:font-name-complex="Bitstream Vera Sans3"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style:font-name="Nimbus Roman No9 L" fo:font-family="'Nimbus Roman No9 L'" style:font-family-generic="roman" style:font-pitch="variable" fo:font-size="7pt" fo:font-weight="bold" style:font-name-asian="Bitstream Vera Sans3" style:font-family-asian="'Bitstream Vera Sans'" style:font-family-generic-asian="system" style:font-pitch-asian="variable" style:font-size-asian="7pt" style:font-weight-asian="bold" style:font-name-complex="Bitstream Vera Sans3" style:font-family-complex="'Bitstream Vera Sans'" style:font-family-generic-complex="system" style:font-pitch-complex="variable" style:font-size-complex="7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 style:family="paragraph">
      <style:paragraph-properties style:text-autospace="none"/>
      <style:text-properties fo:color="#000000" style:font-name="DejaVu Sans" fo:font-family="'DejaVu Sans'" style:font-style-name="Book" style:font-family-generic="swiss" style:font-pitch="variable" fo:font-size="10pt"/>
    </style:style>
    <style:style style:name="title_5f_title" style:display-name="title_title" style:family="paragraph" style:parent-style-name="standard" style:next-style-name="title_5f_subject" style:master-page-name="">
      <style:paragraph-properties fo:margin-top="0cm" fo:margin-bottom="0cm" loext:contextual-spacing="false" fo:text-align="center" style:justify-single-word="false" style:page-number="auto"/>
      <style:text-properties fo:color="#000000" fo:font-size="18pt" fo:font-weight="bold" style:font-size-asian="40pt" style:font-weight-asian="bold" style:font-size-complex="40pt" style:font-weight-complex="bold"/>
    </style:style>
    <style:style style:name="title_5f_author" style:display-name="title_author" style:family="paragraph" style:parent-style-name="standard" style:next-style-name="standard">
      <style:paragraph-properties fo:margin-top="0.499cm" fo:margin-bottom="0.499cm" loext:contextual-spacing="false" fo:text-align="center" style:justify-single-word="false"/>
      <style:text-properties fo:font-size="8pt"/>
    </style:style>
    <style:style style:name="title_5f_organisation" style:display-name="title_organisation" style:family="paragraph" style:parent-style-name="standard" style:master-page-name="">
      <style:paragraph-properties fo:margin-left="0cm" fo:margin-right="0cm" fo:text-align="center" style:justify-single-word="false" fo:text-indent="0cm" style:auto-text-indent="false" style:page-number="auto" style:shadow="none">
        <style:tab-stops/>
      </style:paragraph-properties>
      <style:text-properties style:font-name="DejaVu Sans" fo:font-family="'DejaVu Sans'" style:font-style-name="Book" style:font-family-generic="swiss" style:font-pitch="variable" fo:font-size="14pt" fo:font-weight="normal" style:font-size-asian="28pt" style:font-size-complex="28pt"/>
    </style:style>
    <style:style style:name="standard_5f_header" style:display-name="standard_header" style:family="paragraph" style:parent-style-name="standard">
      <style:paragraph-properties fo:margin-left="0cm" fo:margin-right="0cm" fo:text-align="center" style:justify-single-word="false" fo:text-indent="0cm" style:auto-text-indent="false"/>
      <style:text-properties fo:color="#808080" fo:font-size="14pt" style:font-size-asian="14pt" style:font-size-complex="14pt"/>
    </style:style>
    <style:style style:name="standard_5f_highlighted" style:display-name="standard_highlighted" style:family="paragraph" style:parent-style-name="standard">
      <style:paragraph-properties fo:margin-left="0cm" fo:margin-right="0cm" fo:text-align="center" style:justify-single-word="false" fo:text-indent="0cm" style:auto-text-indent="false"/>
      <style:text-properties fo:color="#ff3333" fo:font-weight="bold" style:font-weight-asian="bold" style:font-weight-complex="bold"/>
    </style:style>
    <style:style style:name="standard_5f_frame_5f_highlighted" style:display-name="standard_frame_highlighted" style:family="paragraph" style:parent-style-name="standard">
      <style:paragraph-properties fo:margin-left="0.101cm" fo:margin-right="0cm" fo:text-align="center" style:justify-single-word="false" fo:text-indent="0cm" style:auto-text-indent="false"/>
    </style:style>
    <style:style style:name="standard_5f_box" style:display-name="standard_box" style:family="paragraph">
      <style:paragraph-properties fo:margin-left="0cm" fo:margin-right="0cm" fo:text-align="center" style:justify-single-word="false" fo:text-indent="0cm" style:auto-text-indent="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standard_5f_background" style:display-name="standard_background" style:family="paragraph">
      <style:paragraph-properties fo:text-align="center" style:justify-single-word="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standard_5f_label" style:display-name="standard_label" style:family="paragraph">
      <style:paragraph-properties fo:text-align="center" style:justify-single-word="false" style:text-autospace="none"/>
      <style:text-properties fo:color="#ffffcc"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standard_5f_arrow" style:display-name="standard_arrow" style:family="paragraph" style:parent-style-name="standard_5f_line"/>
    <style:style style:name="standard_5f_line" style:display-name="standard_line" style:family="paragraph">
      <style:paragraph-properties fo:text-align="center" style:justify-single-word="false" style:text-autospace="none"/>
      <style:text-properties style:font-name="Helvetica" fo:font-family="Helvetica" style:font-family-generic="swiss" style:font-pitch="variable" fo:font-weight="normal" style:font-name-asian="Helvetica" style:font-family-asian="Helvetica" style:font-family-generic-asian="swiss" style:font-pitch-asian="variable" style:font-weight-asian="normal" style:font-name-complex="Helvetica" style:font-family-complex="Helvetica" style:font-family-generic-complex="swiss" style:font-pitch-complex="variable" style:font-weight-complex="normal"/>
    </style:style>
    <style:style style:name="standard_5f_focus" style:display-name="standard_focus" style:family="paragraph" style:parent-style-name="standard_5f_highlighted">
      <style:text-properties fo:font-weight="normal" style:font-weight-asian="normal" style:font-weight-complex="normal"/>
    </style:style>
    <style:style style:name="uml_5f_class_5f_name" style:display-name="uml_class_name" style:family="paragraph" style:parent-style-name="standard_5f_box">
      <style:text-properties fo:font-size="16pt" fo:font-weight="bold" style:font-size-asian="16pt" style:font-weight-asian="bold" style:font-size-complex="16pt" style:font-weight-complex="bold"/>
    </style:style>
    <style:style style:name="uml_5f_association" style:display-name="uml_association" style:family="paragraph" style:parent-style-name="standard_5f_line"/>
    <style:style style:name="uml_5f_label" style:display-name="uml_label" style:family="paragraph" style:parent-style-name="standard_5f_label">
      <style:paragraph-properties fo:margin-left="0cm" fo:margin-right="0cm" fo:margin-top="0cm" fo:margin-bottom="0cm" loext:contextual-spacing="false" style:line-height-at-least="0.353cm" fo:text-indent="0cm" style:auto-text-indent="false"/>
      <style:text-properties style:font-name="Tahoma" fo:font-family="Tahoma, Lucidasans, 'Lucida Sans', 'Arial Unicode MS'" style:font-family-generic="swiss" style:font-pitch="variable" fo:font-size="16pt" fo:letter-spacing="normal" style:letter-kerning="false" style:font-name-asian="Tahoma" style:font-family-asian="Tahoma, Lucidasans, 'Lucida Sans', 'Arial Unicode MS'" style:font-family-generic-asian="swiss" style:font-pitch-asian="variable" style:font-size-asian="16pt" style:font-name-complex="Tahoma" style:font-family-complex="Tahoma, Lucidasans, 'Lucida Sans', 'Arial Unicode MS'" style:font-family-generic-complex="swiss" style:font-pitch-complex="variable" style:font-size-complex="16pt"/>
    </style:style>
    <style:style style:name="uml_5f_dependency" style:display-name="uml_dependency" style:family="paragraph" style:parent-style-name="uml_5f_association"/>
    <style:style style:name="uml_5f_comment" style:display-name="uml_comment" style:family="paragraph" style:parent-style-name="standard_5f_box">
      <style:paragraph-properties fo:text-align="start" style:justify-single-word="false"/>
      <style:text-properties fo:font-size="16pt" style:font-size-asian="16pt" style:font-size-complex="16pt"/>
    </style:style>
    <style:style style:name="uml_5f_package" style:display-name="uml_package" style:family="paragraph" style:parent-style-name="standard_5f_box">
      <style:text-properties fo:font-size="16pt" fo:font-weight="bold" style:font-size-asian="16pt" style:font-weight-asian="bold" style:font-size-complex="16pt" style:font-weight-complex="bold"/>
    </style:style>
    <style:style style:name="uml_5f_member" style:display-name="uml_member" style:family="paragraph" style:parent-style-name="standard_5f_box">
      <style:paragraph-properties fo:text-align="start" style:justify-single-word="false"/>
      <style:text-properties fo:font-size="16pt" style:font-size-asian="16pt" style:font-size-complex="16pt"/>
    </style:style>
    <style:style style:name="uml_5f_directed_5f_dependency" style:display-name="uml_directed_dependency" style:family="paragraph" style:parent-style-name="uml_5f_dependency"/>
    <style:style style:name="uml_5f_package_5f_dependency" style:display-name="uml_package_dependency" style:family="paragraph" style:parent-style-name="uml_5f_directed_5f_dependency"/>
    <style:style style:name="uml_5f_black_5f_font_5f_bold_5f_label" style:display-name="uml_black_font_bold_label" style:family="paragraph" style:parent-style-name="uml_5f_label">
      <style:text-properties fo:color="#000000" fo:font-weight="bold" style:font-weight-asian="bold" style:font-weight-complex="bold"/>
    </style:style>
    <style:style style:name="uml_5f_inheritance" style:display-name="uml_inheritance" style:family="paragraph" style:parent-style-name="standard_5f_arrow"/>
    <style:style style:name="uml_5f_inheritance_5f_cover" style:display-name="uml_inheritance_cover" style:family="paragraph" style:parent-style-name="standard_5f_arrow"/>
    <style:style style:name="uml_5f_bidirectional_5f_dependency" style:display-name="uml_bidirectional_dependency" style:family="paragraph" style:parent-style-name="uml_5f_directed_5f_dependency"/>
    <style:style style:name="uml_5f_bidirectional_5f_role" style:display-name="uml_bidirectional_role" style:family="paragraph" style:parent-style-name="uml_5f_role"/>
    <style:style style:name="uml_5f_role" style:display-name="uml_role" style:family="paragraph" style:parent-style-name="uml_5f_association"/>
    <style:style style:name="uml_5f_abstract_5f_class_5f_name" style:display-name="uml_abstract_class_name" style:family="paragraph" style:parent-style-name="uml_5f_class_5f_name">
      <style:text-properties fo:font-style="italic" style:font-style-asian="italic" style:font-style-complex="italic"/>
    </style:style>
    <style:style style:name="uml_5f_abstract_5f_method" style:display-name="uml_abstract_method" style:family="paragraph" style:parent-style-name="uml_5f_member">
      <style:text-properties fo:font-style="italic" style:font-style-asian="italic" style:font-style-complex="italic"/>
    </style:style>
    <style:style style:name="uml_5f_comment_5f_dependency" style:display-name="uml_comment_dependency" style:family="paragraph" style:parent-style-name="uml_5f_dependency"/>
    <style:style style:name="summary_5f_text" style:display-name="summary_text"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fo:color="#ffffcc" style:text-outline="false" style:text-line-through-style="none" style:text-line-through-type="none" style:font-name="Tahoma" fo:font-family="Tahoma, Lucidasans, 'Lucida Sans', 'Arial Unicode MS'" style:font-family-generic="swiss" style:font-pitch="variable" fo:font-size="24pt" fo:letter-spacing="normal" fo:font-style="normal" fo:text-shadow="none" style:text-underline-style="none" style:letter-kerning="false" style:font-name-asian="Tahoma" style:font-family-asian="Tahoma, Lucidasans, 'Lucida Sans', 'Arial Unicode MS'" style:font-family-generic-asian="swiss" style:font-pitch-asian="variable" style:font-size-asian="24pt" style:font-style-asian="normal" style:font-name-complex="Tahoma" style:font-family-complex="Tahoma, Lucidasans, 'Lucida Sans', 'Arial Unicode MS'" style:font-family-generic-complex="swiss" style:font-pitch-complex="variable" style:font-size-complex="24pt" style:font-style-complex="normal" style:text-emphasize="none"/>
    </style:style>
    <style:style style:name="title_5f_subject" style:display-name="title_subject" style:family="paragraph" style:parent-style-name="standard" style:next-style-name="title_5f_author" style:master-page-name="">
      <style:paragraph-properties fo:margin-top="0cm" fo:margin-bottom="0cm" loext:contextual-spacing="false" fo:text-align="center" style:justify-single-word="false" style:page-number="auto"/>
      <style:text-properties fo:font-size="18pt" fo:font-style="oblique" fo:font-weight="bold"/>
    </style:style>
    <style:style style:name="table_5f_heading" style:display-name="table_heading" style:family="paragraph" style:parent-style-name="standard" style:next-style-name="table_5f_text" style:class="extra" style:master-page-name="">
      <loext:graphic-properties draw:fill="solid" draw:fill-color="#ffffcc" draw:opacity="100%"/>
      <style:paragraph-properties style:page-number="auto" fo:background-color="#ffffcc"/>
      <style:text-properties fo:color="#000000" fo:font-size="8pt" fo:font-weight="bold"/>
    </style:style>
    <style:style style:name="table_5f_text" style:display-name="table_text" style:family="paragraph" style:parent-style-name="standard" style:master-page-name="">
      <style:paragraph-properties fo:text-align="justify" style:justify-single-word="false" style:page-number="auto"/>
      <style:text-properties fo:font-size="8pt"/>
    </style:style>
    <style:style style:name="heading_5f_1" style:display-name="heading_1" style:family="paragraph" style:parent-style-name="standard" style:next-style-name="text" style:default-outline-level="1">
      <style:paragraph-properties fo:margin-top="0.4cm" fo:margin-bottom="0.199cm" loext:contextual-spacing="false"/>
      <style:text-properties fo:color="#000000" fo:font-size="12pt" fo:font-weight="bold"/>
    </style:style>
    <style:style style:name="footer" style:family="paragraph" style:parent-style-name="standard" style:master-page-name="">
      <style:paragraph-properties style:page-number="auto" style:shadow="none">
        <style:tab-stops/>
      </style:paragraph-properties>
      <style:text-properties fo:font-size="6pt"/>
    </style:style>
    <style:style style:name="standard_5f_figure" style:display-name="standard_figure" style:family="paragraph" style:parent-style-name="standard" style:master-page-name="">
      <style:paragraph-properties fo:margin-top="0cm" fo:margin-bottom="0cm" loext:contextual-spacing="false" style:page-number="auto" style:shadow="none"/>
      <style:text-properties fo:color="#000000" fo:font-style="obliqu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loext: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normal" style:font-name-asian="DejaVu Sans1" style:font-family-asian="'DejaVu Sans'" style:font-family-generic-asian="swiss" style:font-pitch-asian="variable" style:font-size-asian="44pt" style:font-style-asian="normal" style:font-weight-asian="normal" style:font-name-complex="DejaVu Sans1" style:font-family-complex="'DejaVu Sans'"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normal" style:font-name-asian="DejaVu Sans1" style:font-family-asian="'DejaVu Sans'" style:font-family-generic-asian="swiss" style:font-pitch-asian="variable" style:font-size-asian="44pt" style:font-style-asian="normal" style:font-weight-asian="normal" style:font-name-complex="DejaVu Sans1"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slide_5f_number_5f_background" style:display-name="slide_number_background" style:family="paragraph" style:parent-style-name="standard">
      <style:paragraph-properties fo:text-align="center" style:justify-single-word="false"/>
      <style:text-properties style:font-name="DejaVu Sans1" fo:font-family="'DejaVu Sans'" style:font-family-generic="swiss" style:font-pitch="variable" style:font-name-asian="DejaVu Sans1" style:font-family-asian="'DejaVu Sans'" style:font-family-generic-asian="swiss" style:font-pitch-asian="variable" style:font-name-complex="DejaVu Sans1" style:font-family-complex="'DejaVu Sans'" style:font-family-generic-complex="swiss" style:font-pitch-complex="variable"/>
    </style:style>
    <style:style style:name="slide_5f_number" style:display-name="slide_number" style:family="paragraph" style:parent-style-name="standard">
      <style:paragraph-properties fo:margin-left="0cm" fo:margin-right="0cm" fo:text-align="center" style:justify-single-word="false" fo:text-indent="0cm" style:auto-text-indent="false"/>
      <style:text-properties style:font-name="DejaVu Sans1" fo:font-family="'DejaVu Sans'" style:font-family-generic="swiss" style:font-pitch="variable" fo:font-size="24pt" style:font-name-asian="DejaVu Sans1" style:font-family-asian="'DejaVu Sans'" style:font-family-generic-asian="swiss" style:font-pitch-asian="variable" style:font-size-asian="24pt" style:font-name-complex="DejaVu Sans1" style:font-family-complex="'DejaVu Sans'" style:font-family-generic-complex="swiss" style:font-pitch-complex="variable" style:font-size-complex="24pt"/>
    </style:style>
    <style:style style:name="title" style:family="paragraph" style:parent-style-name="standard">
      <style:paragraph-properties fo:text-align="center" style:justify-single-word="false"/>
      <style:text-properties fo:color="#0000ff" fo:font-size="40pt" fo:font-weight="bold" style:font-size-asian="40pt" style:font-weight-asian="bold" style:font-size-complex="40pt" style:font-weight-complex="bold"/>
    </style:style>
    <style:style style:name="author" style:family="paragraph" style:parent-style-name="standard">
      <style:paragraph-properties fo:text-align="center" style:justify-single-word="false"/>
    </style:style>
    <style:style style:name="slide_5f_footer" style:display-name="slide_footer" style:family="paragraph" style:parent-style-name="standard">
      <style:paragraph-properties fo:margin-left="0cm" fo:margin-right="0cm" fo:text-indent="0cm" style:auto-text-indent="false"/>
      <style:text-properties fo:font-size="8pt" style:font-size-asian="8pt" style:font-size-complex="8pt"/>
    </style:style>
    <style:style style:name="organisation" style:family="paragraph" style:parent-style-name="standard">
      <style:paragraph-properties fo:margin-left="0cm" fo:margin-right="0cm" fo:text-indent="0cm" style:auto-text-indent="false"/>
      <style:text-properties fo:font-size="24pt" style:font-size-asian="24pt" style:font-size-complex="24pt"/>
    </style:style>
    <style:style style:name="heading" style:family="paragraph" style:parent-style-name="standard">
      <style:text-properties fo:color="#0000ff" fo:font-size="28pt" style:font-size-asian="28pt" style:font-size-complex="28pt"/>
    </style:style>
    <style:style style:name="header" style:family="paragraph" style:parent-style-name="standard" style:master-page-name="">
      <style:paragraph-properties fo:margin-left="0cm" fo:margin-right="0cm" fo:margin-top="1cm" fo:margin-bottom="0cm" loext:contextual-spacing="false" fo:text-align="center" style:justify-single-word="false" fo:text-indent="0cm" style:auto-text-indent="false" style:page-number="auto"/>
      <style:text-properties fo:color="#808080" fo:font-size="6pt" style:font-size-asian="14pt" style:font-size-complex="14pt"/>
    </style:style>
    <style:style style:name="slide_5f_footer_5f_separator" style:display-name="slide_footer_separator" style:family="paragraph" style:parent-style-name="standard">
      <style:paragraph-properties fo:text-align="center" style:justify-single-word="false"/>
    </style:style>
    <style:style style:name="source_5f_code" style:display-name="source_code" style:family="paragraph" style:parent-style-name="standard">
      <style:paragraph-properties fo:margin-left="0cm" fo:margin-right="0cm" fo:text-indent="0cm" style:auto-text-indent="false"/>
      <style:text-properties style:font-name="DejaVu Sans Mono" fo:font-family="'DejaVu Sans Mono'" style:font-family-generic="modern" style:font-pitch="fixed" fo:font-size="14pt" style:font-name-asian="DejaVu Sans Mono" style:font-family-asian="'DejaVu Sans Mono'" style:font-family-generic-asian="modern" style:font-pitch-asian="fixed" style:font-size-asian="14pt" style:font-name-complex="DejaVu Sans Mono" style:font-family-complex="'DejaVu Sans Mono'" style:font-family-generic-complex="modern" style:font-pitch-complex="fixed" style:font-size-complex="14pt"/>
    </style:style>
    <style:style style:name="text" style:family="paragraph" style:parent-style-name="standard">
      <style:paragraph-properties fo:margin-left="0cm" fo:margin-right="0cm" fo:margin-top="0cm" fo:margin-bottom="0.3cm" loext:contextual-spacing="false" fo:line-height="150%" fo:text-align="justify" style:justify-single-word="false" fo:text-indent="0cm" style:auto-text-indent="false"/>
    </style:style>
    <style:style style:name="schedule_5f_bracket" style:display-name="schedule_bracket" style:family="paragraph" style:parent-style-name="standard_5f_highlighted">
      <style:text-properties fo:font-size="96pt" style:font-size-asian="96pt" style:font-size-complex="96pt"/>
    </style:style>
    <style:style style:name="literature_5f_list" style:display-name="literature_list" style:family="paragraph" style:parent-style-name="slide_5f_number">
      <style:paragraph-properties fo:margin-left="1cm" fo:margin-right="0cm" fo:margin-top="0cm" fo:margin-bottom="0cm" loext:contextual-spacing="false" style:line-height-at-least="0.353cm" fo:text-align="start" style:justify-single-word="false" fo:text-indent="-1cm" style:auto-text-indent="false">
        <style:tab-stops/>
      </style:paragraph-properties>
      <style:text-properties style:text-outline="false" style:text-line-through-style="none" style:text-line-through-type="none" fo:letter-spacing="normal" fo:text-shadow="none" style:text-underline-style="none" style:letter-kerning="false" style:text-emphasize="none"/>
    </style:style>
    <style:style style:name="examination" style:family="paragraph" style:parent-style-name="standard">
      <style:paragraph-properties fo:margin-left="0cm" fo:margin-right="0cm" fo:text-align="center" style:justify-single-word="false" fo:text-indent="0cm" style:auto-text-indent="false"/>
      <style:text-properties fo:color="#ff3333" fo:font-size="96pt" fo:font-weight="bold" style:font-size-asian="96pt" style:font-weight-asian="bold" style:font-size-complex="96pt" style:font-weight-complex="bold"/>
    </style:style>
    <style:style style:name="abbreviations" style:family="paragraph" style:parent-style-name="standard">
      <style:paragraph-properties fo:margin-left="0cm" fo:margin-right="0cm" fo:text-indent="0cm" style:auto-text-indent="false"/>
      <style:text-properties fo:font-size="24pt" style:font-size-asian="24pt" style:font-size-complex="24pt"/>
    </style:style>
    <style:style style:name="falsifying_5f_array_5f_name" style:display-name="falsifying_array_name" style:family="paragraph">
      <style:paragraph-properties fo:margin-left="1.199cm" fo:margin-right="0cm" fo:text-indent="-0.6cm" style:auto-text-indent="false" style:text-autospace="none"/>
      <style:text-properties fo:color="#0000ff" style:font-name="Helvetica" fo:font-family="Helvetica" style:font-family-generic="swiss" style:font-pitch="variable" fo:font-size="28pt" fo:text-shadow="none"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falsifying_5f_array" style:display-name="falsifying_array" style:family="paragraph">
      <style:paragraph-properties style:text-autospace="none"/>
      <style:text-properties fo:color="#0000ff"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falsifying_5f_arrow" style:display-name="falsifying_arrow" style:family="paragraph">
      <style:paragraph-properties style:text-autospace="none"/>
    </style:style>
    <style:style style:name="class_5f_name" style:display-name="class_name" style:family="paragraph" style:parent-style-name="standard_5f_label">
      <style:text-properties fo:font-weight="bold" style:font-weight-asian="bold" style:font-weight-complex="bold"/>
    </style:style>
    <style:style style:name="class_5f_member" style:display-name="class_member" style:family="paragraph" style:parent-style-name="standard_5f_label">
      <style:paragraph-properties fo:text-align="start" style:justify-single-word="false"/>
      <style:text-properties fo:font-size="24pt" style:font-size-asian="24pt" style:font-size-complex="24pt"/>
    </style:style>
    <style:style style:name="falsifying_5f_array_5f_element" style:display-name="falsifying_array_element" style:family="paragraph" style:parent-style-name="falsifying_5f_array_5f_name">
      <style:paragraph-properties fo:text-align="start" style:justify-single-word="false"/>
      <style:text-properties fo:color="#000000" fo:font-size="24pt" style:font-size-asian="24pt" style:font-size-complex="24pt"/>
    </style:style>
    <style:style style:name="falsifying_5f_highlight_5f_box" style:display-name="falsifying_highlight_box" style:family="paragraph" style:parent-style-name="standard_5f_box"/>
    <style:style style:name="falsifying_5f_cover_5f_box" style:display-name="falsifying_cover_box" style:family="paragraph" style:parent-style-name="standard_5f_box"/>
    <style:style style:name="art_5f_concept" style:display-name="art_concept" style:family="paragraph">
      <style:paragraph-properties fo:margin-left="0cm" fo:margin-right="0cm" fo:text-align="center" style:justify-single-word="false" fo:text-indent="0cm" style:auto-text-indent="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art_5f_name" style:display-name="art_name" style:family="paragraph">
      <style:paragraph-properties fo:text-align="center" style:justify-single-word="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art_5f_arrow" style:display-name="art_arrow" style:family="paragraph" style:parent-style-name="art_5f_line"/>
    <style:style style:name="art_5f_line" style:display-name="art_line" style:family="paragraph" style:parent-style-name="standard_5f_line">
      <style:text-properties style:font-name="Helvetica" fo:font-family="Helvetica" style:font-family-generic="swiss" style:font-pitch="variable" fo:font-weight="normal" style:font-name-asian="Helvetica" style:font-family-asian="Helvetica" style:font-family-generic-asian="swiss" style:font-pitch-asian="variable" style:font-weight-asian="normal" style:font-name-complex="Helvetica" style:font-family-complex="Helvetica" style:font-family-generic-complex="swiss" style:font-pitch-complex="variable" style:font-weight-complex="normal"/>
    </style:style>
    <style:style style:name="art_5f_label" style:display-name="art_label" style:family="paragraph" style:parent-style-name="standard_5f_label"/>
    <style:style style:name="standard_5f_frame" style:display-name="standard_frame" style:family="paragraph">
      <style:paragraph-properties fo:margin-left="0cm" fo:margin-right="0cm" fo:text-align="center" style:justify-single-word="false" fo:text-indent="0cm" style:auto-text-indent="false" style:text-autospace="none"/>
      <style:text-properties fo:color="#000000" style:font-name="Helvetica" fo:font-family="Helvetica" style:font-family-generic="swiss" style:font-pitch="variable" fo:font-size="24pt" fo:font-weight="normal" style:font-name-asian="Helvetica" style:font-family-asian="Helvetica" style:font-family-generic-asian="swiss" style:font-pitch-asian="variable" style:font-size-asian="24pt" style:font-weight-asian="normal" style:font-name-complex="Helvetica" style:font-family-complex="Helvetica" style:font-family-generic-complex="swiss" style:font-pitch-complex="variable" style:font-size-complex="24pt" style:font-weight-complex="normal"/>
    </style:style>
    <style:style style:name="rim_5f_entity" style:display-name="rim_entity" style:family="paragraph" style:parent-style-name="rim_5f_legend_5f_item"/>
    <style:style style:name="rim_5f_legend_5f_item" style:display-name="rim_legend_item" style:family="paragraph" style:parent-style-name="standard_5f_box"/>
    <style:style style:name="rim_5f_role" style:display-name="rim_role" style:family="paragraph" style:parent-style-name="rim_5f_legend_5f_item"/>
    <style:style style:name="rim_5f_role_5f_role" style:display-name="rim_role_role" style:family="paragraph" style:parent-style-name="rim_5f_legend_5f_item"/>
    <style:style style:name="rim_5f_finance" style:display-name="rim_finance" style:family="paragraph" style:parent-style-name="rim_5f_legend_5f_item"/>
    <style:style style:name="rim_5f_service" style:display-name="rim_service" style:family="paragraph" style:parent-style-name="rim_5f_legend_5f_item"/>
    <style:style style:name="rim_5f_message" style:display-name="rim_message" style:family="paragraph" style:parent-style-name="rim_5f_legend_5f_item"/>
    <style:style style:name="rim_5f_scheduling" style:display-name="rim_scheduling" style:family="paragraph" style:parent-style-name="rim_5f_legend_5f_item"/>
    <style:style style:name="rim_5f_heading" style:display-name="rim_heading" style:family="paragraph" style:parent-style-name="heading_5f_1" style:default-outline-level="" style:list-style-name="">
      <style:paragraph-properties fo:margin-left="0cm" fo:margin-right="0cm" fo:text-indent="0cm" style:auto-text-indent="false"/>
      <style:text-properties fo:color="#000000" fo:font-size="14pt" fo:font-weight="normal" style:font-size-asian="14pt" style:font-weight-asian="normal" style:font-size-complex="14pt" style:font-weight-complex="normal"/>
    </style:style>
    <style:style style:name="rim_5f_focus" style:display-name="rim_focus" style:family="paragraph" style:parent-style-name="standard_5f_highlighted">
      <style:text-properties fo:font-weight="normal" style:font-weight-asian="normal" style:font-weight-complex="normal"/>
    </style:style>
    <style:style style:name="standard_5f_source_5f_code" style:display-name="standard_source_code" style:family="paragraph" style:parent-style-name="standard">
      <style:paragraph-properties fo:margin-left="1cm" fo:margin-right="0cm" fo:text-indent="-1cm" style:auto-text-indent="false">
        <style:tab-stops/>
      </style:paragraph-properties>
      <style:text-properties style:font-name="DejaVu Sans Mono" fo:font-family="'DejaVu Sans Mono'" style:font-family-generic="modern" style:font-pitch="fixed" fo:font-size="14pt" style:font-name-asian="DejaVu Sans Mono" style:font-family-asian="'DejaVu Sans Mono'" style:font-family-generic-asian="modern" style:font-pitch-asian="fixed" style:font-size-asian="14pt" style:font-name-complex="DejaVu Sans Mono" style:font-family-complex="'DejaVu Sans Mono'" style:font-family-generic-complex="modern" style:font-pitch-complex="fixed" style:font-size-complex="14pt"/>
    </style:style>
    <style:style style:name="person_5f_class" style:display-name="person_class" style:family="paragraph" style:parent-style-name="standard_5f_box">
      <style:text-properties style:font-name="Helvetica" fo:font-family="Helvetica" style:font-family-generic="swiss" style:font-pitch="variable" fo:font-size="28pt" fo:text-shadow="none" style:text-underline-style="none" style:font-name-asian="Helvetica" style:font-family-asian="Helvetica" style:font-family-generic-asian="swiss" style:font-pitch-asian="variable" style:font-size-asian="28pt" style:font-name-complex="Helvetica" style:font-family-complex="Helvetica" style:font-family-generic-complex="swiss" style:font-pitch-complex="variable" style:font-size-complex="28pt"/>
    </style:style>
    <style:style style:name="person_5f_method" style:display-name="person_method" style:family="paragraph" style:parent-style-name="person_5f_class">
      <style:paragraph-properties fo:text-align="start" style:justify-single-word="false"/>
      <style:text-properties fo:font-size="18pt" style:font-size-asian="18pt" style:font-size-complex="18pt"/>
    </style:style>
    <style:style style:name="contents_5f_text" style:display-name="contents_text" style:family="paragraph" style:parent-style-name="standard">
      <style:paragraph-properties fo:margin-left="0cm" fo:margin-right="0cm" style:line-height-at-least="0.353cm" fo:text-indent="0cm" style:auto-text-indent="false"/>
      <style:text-properties fo:font-size="20pt" style:font-size-asian="20pt" style:font-size-complex="20pt"/>
    </style:style>
    <style:style style:name="presentation_5f_list" style:display-name="presentation_list" style:family="paragraph" style:parent-style-name="standard">
      <style:paragraph-properties fo:margin-left="0.499cm" fo:margin-right="0cm" fo:text-indent="-0.499cm" style:auto-text-indent="false">
        <style:tab-stops/>
      </style:paragraph-properties>
      <style:text-properties fo:font-size="14pt" style:font-size-asian="14pt" style:font-size-complex="14pt"/>
    </style:style>
    <style:style style:name="presentation_5f_heading" style:display-name="presentation_heading" style:family="paragraph" style:parent-style-name="standard">
      <style:paragraph-properties fo:margin-left="0cm" fo:margin-right="0cm" fo:text-indent="0cm" style:auto-text-indent="false"/>
      <style:text-properties fo:color="#0000ff" fo:font-size="18pt" style:font-size-asian="18pt" style:font-size-complex="18pt"/>
    </style:style>
    <style:style style:name="thankyou" style:family="paragraph" style:parent-style-name="standard">
      <style:paragraph-properties fo:margin-left="0cm" fo:margin-right="0cm" fo:text-indent="0cm" style:auto-text-indent="false"/>
      <style:text-properties fo:color="#0000ff" fo:font-size="60pt" fo:font-style="italic" fo:font-weight="bold" style:font-size-asian="60pt" style:font-style-asian="italic" style:font-weight-asian="bold" style:font-size-complex="60pt" style:font-style-complex="italic" style:font-weight-complex="bold"/>
    </style:style>
    <style:style style:name="_34__5f_view_5f_box" style:display-name="4_view_box" style:family="paragraph" style:parent-style-name="standard_5f_box"/>
    <style:style style:name="_34__5f_view_5f_arrow" style:display-name="4_view_arrow" style:family="paragraph" style:parent-style-name="standard_5f_arrow"/>
    <style:style style:name="_34__2b_1_5f_view_5f_box" style:display-name="4+1_view_box" style:family="paragraph" style:parent-style-name="standard_5f_box"/>
    <style:style style:name="physical_5f_label" style:display-name="physical_label" style:family="paragraph">
      <style:paragraph-properties fo:margin-left="0cm" fo:margin-right="0cm" fo:text-align="center" style:justify-single-word="false" fo:text-indent="0cm" style:auto-text-indent="false" style:text-autospace="none"/>
      <style:text-properties fo:color="#000000" style:font-name="DejaVu Sans1" fo:font-family="'DejaVu Sans'" style:font-family-generic="swiss" style:font-pitch="variable" fo:font-size="20pt" fo:font-weight="normal" style:font-name-asian="DejaVu Sans1" style:font-family-asian="'DejaVu Sans'" style:font-family-generic-asian="swiss" style:font-pitch-asian="variable" style:font-size-asian="20pt" style:font-weight-asian="normal" style:font-name-complex="DejaVu Sans1" style:font-family-complex="'DejaVu Sans'" style:font-family-generic-complex="swiss" style:font-pitch-complex="variable" style:font-size-complex="20pt" style:font-weight-complex="normal"/>
    </style:style>
    <style:style style:name="physical_5f_system" style:display-name="physical_system" style:family="paragraph" style:parent-style-name="standard_5f_box"/>
    <style:style style:name="physical_5f_arrow" style:display-name="physical_arrow" style:family="paragraph" style:parent-style-name="standard_5f_arrow">
      <style:text-properties style:font-name="Helvetica" fo:font-family="Helvetica" style:font-family-generic="swiss" style:font-pitch="variable" fo:font-weight="normal" style:font-name-asian="Helvetica" style:font-family-asian="Helvetica" style:font-family-generic-asian="swiss" style:font-pitch-asian="variable" style:font-weight-asian="normal" style:font-name-complex="Helvetica" style:font-family-complex="Helvetica" style:font-family-generic-complex="swiss" style:font-pitch-complex="variable" style:font-weight-complex="normal"/>
    </style:style>
    <style:style style:name="logical_5f_system" style:display-name="logical_system" style:family="paragraph" style:parent-style-name="standard_5f_box"/>
    <style:style style:name="logical_5f_domain" style:display-name="logical_domain" style:family="paragraph" style:parent-style-name="logical_5f_horizontal"/>
    <style:style style:name="logical_5f_horizontal" style:display-name="logical_horizontal" style:family="paragraph" style:parent-style-name="standard_5f_box"/>
    <style:style style:name="logical_5f_line" style:display-name="logical_line" style:family="paragraph">
      <style:paragraph-properties fo:text-align="center" style:justify-single-word="false" style:text-autospace="none"/>
      <style:text-properties style:font-name="DejaVu Sans1" fo:font-family="'DejaVu Sans'" style:font-family-generic="swiss" style:font-pitch="variable" fo:font-size="24pt" fo:font-weight="normal" style:font-name-asian="DejaVu Sans1" style:font-family-asian="'DejaVu Sans'" style:font-family-generic-asian="swiss" style:font-pitch-asian="variable" style:font-size-asian="24pt" style:font-weight-asian="normal" style:font-name-complex="DejaVu Sans1" style:font-family-complex="'DejaVu Sans'" style:font-family-generic-complex="swiss" style:font-pitch-complex="variable" style:font-size-complex="24pt" style:font-weight-complex="normal"/>
    </style:style>
    <style:style style:name="logical_5f_vertical" style:display-name="logical_vertical" style:family="paragraph" style:parent-style-name="standard_5f_box"/>
    <style:style style:name="modelcode_5f_code" style:display-name="modelcode_code" style:family="paragraph" style:parent-style-name="standard">
      <style:paragraph-properties fo:margin-left="0cm" fo:margin-right="0cm" fo:text-align="center" style:justify-single-word="false" fo:text-indent="0cm" style:auto-text-indent="false"/>
    </style:style>
    <style:style style:name="modelcode_5f_model" style:display-name="modelcode_model" style:family="paragraph" style:parent-style-name="standard">
      <style:paragraph-properties fo:text-align="center" style:justify-single-word="false"/>
    </style:style>
    <style:style style:name="modelcode_5f_arrow" style:display-name="modelcode_arrow" style:family="paragraph" style:parent-style-name="standard_5f_arrow"/>
    <style:style style:name="modelcode_5f_label" style:display-name="modelcode_label" style:family="paragraph" style:parent-style-name="standard">
      <style:paragraph-properties fo:margin-left="0cm" fo:margin-right="0cm" fo:text-indent="0cm" style:auto-text-indent="false"/>
      <style:text-properties fo:font-size="16pt" style:font-size-asian="16pt" style:font-size-complex="16pt"/>
    </style:style>
    <style:style style:name="standard_5f_arrow_5f_highlighted" style:display-name="standard_arrow_highlighted" style:family="paragraph" style:parent-style-name="standard_5f_arrow">
      <style:text-properties fo:color="#ff3333"/>
    </style:style>
    <style:style style:name="standard_5f_line_5f_highlighted" style:display-name="standard_line_highlighted" style:family="paragraph" style:parent-style-name="standard_5f_lin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normal" style:font-name-asian="DejaVu Sans1" style:font-family-asian="'DejaVu Sans'" style:font-family-generic-asian="swiss" style:font-pitch-asian="variable" style:font-size-asian="44pt" style:font-style-asian="normal" style:font-weight-asian="normal" style:font-name-complex="DejaVu Sans1" style:font-family-complex="'DejaVu Sans'" style:font-family-generic-complex="swiss" style:font-pitch-complex="variable" style:font-size-complex="44pt" style:font-style-complex="normal" style:font-weight-complex="normal" style:text-emphasize="none"/>
    </style:style>
    <style:style style:name="heading_5f_2" style:display-name="heading_2" style:family="paragraph" style:parent-style-name="standard" style:next-style-name="text" style:default-outline-level="2"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font-weight="bold" fo:background-color="transparent"/>
    </style:style>
    <style:style style:name="list" style:family="paragraph" style:parent-style-name="standard" style:master-page-name="">
      <style:paragraph-properties fo:margin-left="0cm" fo:margin-right="0cm" fo:line-height="150%" fo:text-indent="0cm" style:auto-text-indent="false" style:page-number="auto">
        <style:tab-stops/>
      </style:paragraph-properties>
    </style:style>
    <style:style style:name="signature" style:family="paragraph" style:parent-style-name="standard" style:master-page-name="">
      <style:paragraph-properties fo:margin-top="2cm" fo:margin-bottom="0cm" loext:contextual-spacing="false" style:page-number="auto" fo:padding="0cm" fo:border="none" style:shadow="none">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5" style:display-name="Heading 5" style:family="paragraph" style:parent-style-name="Heading" style:next-style-name="Text_20_body" style:class="text">
      <style:text-properties style:font-name="Liberation Serif" fo:font-family="'Liberation Serif'" style:font-family-generic="roman" style:font-pitch="variable" fo:font-size="10pt" fo:font-weight="bold" style:font-name-asian="Bitstream Vera Sans3" style:font-family-asian="'Bitstream Vera Sans'" style:font-family-generic-asian="system" style:font-pitch-asian="variable" style:font-size-asian="10pt" style:font-weight-asian="bold" style:font-name-complex="Bitstream Vera Sans3" style:font-family-complex="'Bitstream Ver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ListLabel_20_1" style:display-name="ListLabel 1" style:family="text">
      <style:text-properties fo:font-size="10.5pt" fo:font-weight="normal"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 style:display-name="ListLabel 2" style:family="text">
      <style:text-properties style:font-name="Arial" fo:font-family="Arial" style:font-family-generic="roman" style:font-pitch="variable" fo:font-size="10.5pt" fo:font-weight="normal"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3" style:display-name="ListLabel 3" style:family="text">
      <style:text-properties style:font-name="Arial" fo:font-family="Arial" style:font-family-generic="roman" style:font-pitch="variable" fo:font-size="10.5pt" fo:font-weight="normal"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4" style:display-name="ListLabel 4"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5" style:display-name="ListLabel 5"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6" style:display-name="ListLabel 6"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7" style:display-name="ListLabel 7"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8" style:display-name="ListLabel 8"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9" style:display-name="ListLabel 9" style:family="text">
      <style:text-properties fo:font-size="9pt"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499cm"/>
      </text:outline-level-style>
      <text:outline-level-style text:level="2" style:num-format="1" text:display-levels="2">
        <style:list-level-properties text:min-label-distance="0.499cm"/>
      </text:outline-level-style>
      <text:outline-level-style text:level="3" style:num-format="1">
        <style:list-level-properties text:min-label-distance="0.499cm"/>
      </text:outline-level-style>
      <text:outline-level-style text:level="4" style:num-format="">
        <style:list-level-properties text:min-label-distance="0.49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88cm" table:align="right"/>
    </style:style>
    <style:style style:name="Table3.A" style:family="table-column">
      <style:table-column-properties style:column-width="2.011cm"/>
    </style:style>
    <style:style style:name="Table3.B" style:family="table-column">
      <style:table-column-properties style:column-width="12.991cm"/>
    </style:style>
    <style:style style:name="Table3.C" style:family="table-column">
      <style:table-column-properties style:column-width="1.986cm"/>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MP1" style:family="paragraph" style:parent-style-name="footer">
      <style:paragraph-properties fo:text-align="end" style:justify-single-word="false"/>
    </style:style>
    <style:style style:name="MT1" style:family="text">
      <style:text-properties style:font-name="Bitstream Vera Sans2" style:font-name-asian="Bitstream Vera Sans2" style:font-name-complex="Bitstream Vera Sans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499cm" fo:margin-left="2.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header>
        <text:p text:style-name="header"><draw:frame draw:style-name="Mfr1" draw:name="graphics2" text:anchor-type="paragraph" svg:width="5.001cm" svg:height="1cm" draw:z-index="1"><draw:image xlink:href="Pictures/10000201000006C1000001934575145CF25FAFAE.pn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footer"><draw:frame draw:style-name="Mfr2" draw:name="graphics1" text:anchor-type="paragraph" svg:width="0.801cm" svg:height="1cm" draw:z-index="3"><draw:image xlink:href="Pictures/100002010000012C000001731885EFDB88048739.png" xlink:type="simple" xlink:show="embed" xlink:actuate="onLoad"/></draw:frame></text:p>
            </table:table-cell>
            <table:table-cell table:style-name="Table3.B1" office:value-type="string">
              <text:p text:style-name="footer">Berufsakademie Sachsen <text:span text:style-name="MT1">• </text:span>Staatliche Studienakademie Leipzig <text:span text:style-name="MT1">• University of Cooperative Education</text:span></text:p>
              <text:p text:style-name="footer">Schönauer Str. 113a <text:span text:style-name="MT1">• </text:span>04207 Leipzig <text:span text:style-name="MT1">• Germany</text:span></text:p>
              <text:p text:style-name="footer">Telefon: +49-341-42743-0 <text:span text:style-name="MT1">• </text:span>Telefax: +49-341-42743-331</text:p>
              <text:p text:style-name="footer">E-Mail: info@ba-leipzig.de <text:span text:style-name="MT1">• </text:span>Web: http://www.ba-leipzig.de</text:p>
            </table:table-cell>
            <table:table-cell table:style-name="Table3.A1" office:value-type="string">
              <text:p text:style-name="MP1"><text:page-number text:select-page="current">2</text:page-number>/<text:page-count>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07-12-16T10:06:43</meta:creation-date>
    <dc:date>2016-10-13T15:43:08.366005812</dc:date>
    <meta:print-date>2007-12-16T16:27:33</meta:print-date>
    <dc:language>en-US</dc:language>
    <meta:editing-cycles>319</meta:editing-cycles>
    <meta:editing-duration>P1DT22H32M47S</meta:editing-duration>
    <meta:document-statistic meta:table-count="3" meta:image-count="2" meta:object-count="0" meta:page-count="2" meta:paragraph-count="60" meta:word-count="282" meta:character-count="2126" meta:non-whitespace-character-count="1913"/>
    <meta:user-defined meta:name="Info 1"/>
    <meta:user-defined meta:name="Info 2"/>
    <meta:user-defined meta:name="Info 3"/>
    <meta:user-defined meta:name="Info 4"/>
  </office:meta>
</office:document-meta>
</file>